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3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 style:list-style-name="L3">
      <style:graphic-properties fo:min-height="13.609cm"/>
    </style:style>
    <style:style style:name="pr8" style:family="presentation" style:parent-style-name="Default-outline1" style:list-style-name="L3">
      <style:graphic-properties fo:min-height="13.609cm"/>
    </style:style>
    <style:style style:name="pr9" style:family="presentation" style:parent-style-name="Default-outline1" style:list-style-name="L3">
      <style:graphic-properties fo:min-height="13.609cm"/>
    </style:style>
    <style:style style:name="P1" style:family="paragraph">
      <style:text-properties fo:font-size="48pt" style:font-size-asian="48pt" style:font-size-complex="48pt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áticas - aula 1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<text:span text:style-name="T1">Modelagem dire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erfilagem sísmica vertical</text:p>
          </draw:text-box>
        </draw:frame>
        <draw:frame presentation:style-name="pr5" draw:layer="layout" svg:width="25.199cm" svg:height="16.002cm" svg:x="1.4cm" svg:y="3.81cm" presentation:class="outline" presentation:user-transformed="true">
          <draw:text-box>
            <text:list text:style-name="L3">
              <text:list-item>
                <text:p><text:s/>Gerar um perfil de velocidades e calcular o tempo de chegada que seria medido</text:p>
              </text:list-item>
              <text:list-item>
                <text:p><text:s/>Modelar um perfil de velocidades que ajuste os dados medidos sem ruído</text:p>
              </text:list-item>
              <text:list-item>
                <text:p><text:s/>Modelar um perfil de velocidades simples que ajuste os dados medidos com ruído</text:p>
              </text:list-item>
              <text:list-item>
                <text:p><text:s/>Modelar um perfil de velocidades mais complexo que ajuste os dados medidos com ruído.</text:p>
              </text:list-item>
              <text:list-item>
                <text:p><text:s/>Gerar um perfil de velocidades com ruído e passar para o amiguinho.</text:p>
              </text:list-item>
              <text:list-item>
                <text:p><text:s/>Modelar o perfil de velocidades do amiguinho</text:p>
              </text:list-item>
              <text:list-item>
                <text:p><text:s/>Modelar mais um perfil de velocidades mais complexo que ajuste os dados medidos com ruíd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terminação epicentral</text:p>
          </draw:text-box>
        </draw:frame>
        <draw:frame presentation:style-name="pr7" draw:layer="layout" svg:width="25.199cm" svg:height="16.002cm" svg:x="1.4cm" svg:y="3.81cm" presentation:class="outline" presentation:user-transformed="true">
          <draw:text-box>
            <text:list text:style-name="L3">
              <text:list-item>
                <text:p><text:s/>Simular um evento sísmico que foi captado por receptores</text:p>
              </text:list-item>
              <text:list-item>
                <text:p><text:s/>Modelar as coordenadas do epicentro que ajuste os dados medidos</text:p>
              </text:list-item>
              <text:list-item>
                <text:p><text:s/>Modelar as coordenadas do epicentro que ajuste os dados medidos com ruíd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acia triangular</text:p>
          </draw:text-box>
        </draw:frame>
        <draw:frame presentation:style-name="pr8" draw:layer="layout" svg:width="25.199cm" svg:height="16.002cm" svg:x="1.4cm" svg:y="3.81cm" presentation:class="outline" presentation:user-transformed="true">
          <draw:text-box>
            <text:list text:style-name="L3">
              <text:list-item>
                <text:p><text:s/>Gerar um perfil gravimétrico causado por uma bacia triangular</text:p>
              </text:list-item>
              <text:list-item>
                <text:p><text:s/>Modelar uma bacia que ajuste os dados medidos sem ruido.</text:p>
              </text:list-item>
              <text:list-item>
                <text:p><text:s/>Modelar uma bacia que ajuste os dados medidos com ruido.</text:p>
              </text:list-item>
              <text:list-item>
                <text:p><text:s/>Gerar um dado gravimétrico com ruído e passar para o amiguinho.</text:p>
              </text:list-item>
              <text:list-item>
                <text:p><text:s/>Modelar a bacia do amiguinho</text:p>
              </text:list-item>
              <text:list-item>
                <text:p><text:s/>Modelar mais uma bacia que ajuste os dados medidos com ruíd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acia trapezoidal</text:p>
          </draw:text-box>
        </draw:frame>
        <draw:frame presentation:style-name="pr9" draw:layer="layout" svg:width="25.199cm" svg:height="16.002cm" svg:x="1.4cm" svg:y="3.81cm" presentation:class="outline" presentation:user-transformed="true">
          <draw:text-box>
            <text:list text:style-name="L3">
              <text:list-item>
                <text:p><text:s/>Gerar um perfil gravimétrico causado por uma bacia trapezoidal</text:p>
              </text:list-item>
              <text:list-item>
                <text:p><text:s/>Modelar uma bacia que ajuste os dados medidos sem ruido.</text:p>
              </text:list-item>
              <text:list-item>
                <text:p><text:s/>Modelar uma bacia que ajuste os dados medidos com ruido.</text:p>
              </text:list-item>
              <text:list-item>
                <text:p><text:s/>Gerar um dado gravimétrico com ruído e passar para o amiguinho.</text:p>
              </text:list-item>
              <text:list-item>
                <text:p><text:s/>Modelar a bacia do amiguinho</text:p>
              </text:list-item>
              <text:list-item>
                <text:p><text:s/>Modelar mais uma bacia que ajuste os dados medidos com ruíd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onardo Uieda</meta:initial-creator>
    <meta:creation-date>2012-02-06T10:02:56</meta:creation-date>
    <meta:editing-duration>PT5M10S</meta:editing-duration>
    <meta:editing-cycles>2</meta:editing-cycles>
    <dc:date>2012-02-06T10:08:05</dc:date>
    <dc:creator>Leonardo Uieda</dc:creator>
    <meta:document-statistic meta:object-count="41"/>
    <meta:generator>LibreOffice/3.4$Unix LibreOffice_project/340m1$Build-402</meta:generator>
  </office:meta>
</office:document-meta>
</file>